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ctionGui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ctionGui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ActionGui.TestAc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ction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c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ActionGui.stateChanged( Chang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Ac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ActionGui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Gui.configure( Test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Ac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ctionGui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